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978" officeooo:paragraph-rsid="0010a978" style:font-weight-asian="bold" style:font-weight-complex="bold"/>
    </style:style>
    <style:style style:name="T1" style:family="text">
      <style:text-properties officeooo:rsid="00101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 all permutations of string</text:p>
      <text:p text:style-name="Standard"/>
      <text:p text:style-name="Standard">#include &lt;iostream&gt;</text:p>
      <text:p text:style-name="Standard">using namespace std;</text:p>
      <text:p text:style-name="Standard">int permute(string a,int left,int right){</text:p>
      <text:p text:style-name="Standard"><text:s text:c="4"/>if(left==right){</text:p>
      <text:p text:style-name="Standard"><text:s text:c="8"/>cout&lt;&lt;a&lt;&lt;endl;</text:p>
      <text:p text:style-name="Standard"><text:s text:c="4"/>}else{</text:p>
      <text:p text:style-name="Standard"><text:s text:c="8"/>int temp;</text:p>
      <text:p text:style-name="Standard"><text:s text:c="8"/>for(int i=left;i&lt;=right;i++){</text:p>
      <text:p text:style-name="Standard"><text:s text:c="12"/></text:p>
      <text:p text:style-name="Standard"><text:s text:c="13"/>temp = a[left]; <text:s/></text:p>
      <text:p text:style-name="Standard"><text:s text:c="12"/>a[left] = a[i]; <text:s/></text:p>
      <text:p text:style-name="Standard"><text:s text:c="12"/>a[i] = temp; <text:s/></text:p>
      <text:p text:style-name="Standard"><text:s text:c="12"/>permute(a, left+1, right); </text:p>
      <text:p text:style-name="Standard"><text:s text:c="12"/>temp = a[left]; <text:s/></text:p>
      <text:p text:style-name="Standard"><text:s text:c="12"/>a[left] = a[i]; <text:s/></text:p>
      <text:p text:style-name="Standard"><text:s text:c="12"/>a[i] = temp; <text:s/>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>int main()</text:p>
      <text:p text:style-name="Standard">{</text:p>
      <text:p text:style-name="Standard"><text:s text:c="4"/>string s;</text:p>
      <text:p text:style-name="Standard"><text:s text:c="4"/>cout&lt;&lt;"Enter the pattern ";</text:p>
      <text:p text:style-name="Standard"><text:s text:c="4"/>cin&gt;&gt;s;</text:p>
      <text:p text:style-name="Standard"><text:s text:c="3"/>int n=s.size();</text:p>
      <text:p text:style-name="Standard"><text:s text:c="4"/>permute(s,0,n-1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3T13:33:33.767346193</dc:date>
    <meta:editing-duration>PT4H52M1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64" meta:character-count="585" meta:non-whitespace-character-count="369"/>
  </office:meta>
</office:document-meta>
</file>